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12FF48C0CD2890B4E8D.png" manifest:media-type="image/png"/>
  <manifest:file-entry manifest:full-path="Pictures/100002010000026A0000018F88A2C0A99DF8A318.png" manifest:media-type="image/png"/>
  <manifest:file-entry manifest:full-path="Pictures/10000201000002840000019E205E14E067E61F25.png" manifest:media-type="image/png"/>
  <manifest:file-entry manifest:full-path="Pictures/1000020100000255000001584350EF73383C6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7d8" officeooo:paragraph-rsid="001fb7d8"/>
    </style:style>
    <style:style style:name="P2" style:family="paragraph" style:parent-style-name="Header">
      <style:paragraph-properties fo:text-align="center" style:justify-single-word="false"/>
      <style:text-properties fo:font-weight="bold" officeooo:rsid="001fb7d8" officeooo:paragraph-rsid="001fb7d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SHAHERYAR SIDDIQUI <text:s text:c="36"/>ID: FA17-BECE-0023</text:p>
      <text:p text:style-name="P1"><draw:frame draw:style-name="fr1" draw:name="Image1" text:anchor-type="paragraph" svg:x="0.0772in" svg:y="0.1083in" svg:width="6.4374in" svg:height="3.0882in" draw:z-index="0"><draw:image xlink:href="Pictures/100002010000026A0000018F88A2C0A99DF8A318.png" xlink:type="simple" xlink:show="embed" xlink:actuate="onLoad" loext:mime-type="image/png"/></draw:frame></text:p>
      <text:p text:style-name="P1"><draw:frame draw:style-name="fr2" draw:name="Image2" text:anchor-type="paragraph" svg:width="6.2189in" svg:height="3.5835in" draw:z-index="1"><draw:image xlink:href="Pictures/1000020100000255000001584350EF73383C67EE.png" xlink:type="simple" xlink:show="embed" xlink:actuate="onLoad" loext:mime-type="image/png"/></draw:frame></text:p>
      <text:p text:style-name="P1"/>
      <text:p text:style-name="P1"/>
      <text:p text:style-name="P1"><draw:frame draw:style-name="fr3" draw:name="Image3" text:anchor-type="paragraph" svg:width="6.7083in" svg:height="4.3126in" draw:z-index="2"><draw:image xlink:href="Pictures/10000201000002840000019E205E14E067E61F25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width="5.8228in" svg:height="3.1563in" draw:z-index="3"><draw:image xlink:href="Pictures/100002010000022F0000012FF48C0CD2890B4E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fb7d8" officeooo:paragraph-rsid="001fb7d8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PERATING SYSTEM LAB 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24:03.785978606</meta:creation-date>
    <dc:date>2019-09-30T11:25:34.207464789</dc:date>
    <meta:editing-duration>PT1M31S</meta:editing-duration>
    <meta:editing-cycles>1</meta:editing-cycles>
    <meta:document-statistic meta:table-count="0" meta:image-count="4" meta:object-count="0" meta:page-count="2" meta:paragraph-count="2" meta:word-count="9" meta:character-count="102" meta:non-whitespace-character-count="59"/>
    <meta:generator>LibreOffice/6.0.7.3$Linux_X86_64 LibreOffice_project/00m0$Build-3</meta:generator>
  </office:meta>
</office:document-meta>
</file>